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8<text:s/><text:line-break/><text:line-break/>Восьмой год в эпицикле — это год признания, уважения, статуса, честности и порядочности, бизнеса, управления, денег, активности. Это год снятия сливок — при условии что вы поработали в прошлые в годы.<text:s/><text:line-break/><text:line-break/>В этот год вам захочется денег, статуса, авторитета — амбиции проявят себя. Это год активных действий и достижения це- лей — не мешкайте! Если у вас есть давняя мечта или цель, то в этот год, действуя, вы получите результат. Хорошо нанимать на работу людей с серьезными возможностями.<text:s/><text:line-break/><text:line-break/>Благоприятные возможности:<text:s/><text:line-break/><text:line-break/>В восьмой год приходит либо вознаграждение, либо разочарование — все зависит от того, как вы работали в предыдущие годы цикла. Если вы шли по своему пути и работали не покладая сил, то получите успех, признание, деньги. Но если, напротив, жили, не задумываясь о предназначении и направлении своего пути, плыли по течению или принимали неверные решения, то возможны препятствия, проблемы, банкротство и кармические тенденции.<text:s/><text:line-break/><text:line-break/>Если вы будете работать, преследуя не только личные интересы, но и на благо общества, то получите хорошее финансовое вознаграждение. Это отличный год для создания финансовой базы на будущее или ее укрепления. Возьмите ответственность на себя и проявить лидерские качества. Самое подходящее время для создания и развития, реорганизации бизнеса, нового направления, развития управленческих навыков и получения соответствующих должностей, карьеры, продвижения по службе.<text:s/><text:line-break/><text:line-break/>Личная жизнь:<text:s/><text:line-break/><text:line-break/>Восьмой год дает шанс одиноким устроить свою личную жизнь — нужно обратить внимание на новые знакомства: они могут привести к серьезным отношениям. Но не переусердствуйте в любви: излишнее доминирование не пойдет на пользу. Те отношения, в которых были сложности до восьмого года, могут не выдержать дополнительных проверок или разногласий. Если же отношения были теплыми, то в этом году возможен брак или рождения ребенка. Этот год благоприятствует совместному проживанию, а также общей работе над получением дохода.<text:s/><text:line-break/><text:line-break/>Развитие и карьера:<text:s/><text:line-break/><text:line-break/>Некоторые люди вносят важные корректировки в свою карьеру в этом году, так как именно сейчас захочется пересмотреть профессиональные цели, особенно было принято неверное решение в предыдущие годы эпицикла (например, в год единицы). Если вы решились внести корректировки сейчас, то будьте готовы снова внести поправки в первом году следующего эпицикла (через два года), так как ясная направленность вашего будущего вектора придет к вам в конце девятого года (через год). Постарайтесь сейчас не брать на себя обязательства больше чем до конца эпицикла. Работайте здесь и сейчас — с тем, что есть. На работе вспомнят все ваши прошлые заслуги — проявите рассудительность, включите холодный разум, логику и активные действия. Вы получите помощь покровителей в вашем продвижении, если есть такая цель. Год будет вам благоприятствовать в успехе. Вы легко разовьете в себе качества руководителя, лидера, научитесь<text:s/><text:soft-page-break/>делегировать и перепоручать задачи другим. Многое способствует укреплению вашего авторитета в окружении. <text:s/><text:line-break/><text:line-break/>Этот год благоприятен для инвестирования и покупки жилья, собственности. Но не забудьте позаботиться о своем здоровье, так как под воздействием восьмерки вы можете перетрудиться, забывая об отдыхе и релаксе.<text:s/><text:line-break/><text:line-break/>Основной мотив года:<text:s/><text:line-break/><text:line-break/>Год восьмерки — это год проверки на честность и порядочность. Удача будет способствовать тому, кто эту проверку пройдет. Если вы вдруг нашли кошелек на дороге, то лучше верните его хозяину. Выполняйте данные обещания, иначе возможны последствия. Не допускайте в достижении своих целей безнравственных методов — это может негативно отразиться на вашей личност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42:00Z</dc:date>
    <meta:template xlink:href="Normal.dotm" xlink:type="simple"/>
    <meta:editing-cycles>9</meta:editing-cycles>
    <meta:editing-duration>PT120S</meta:editing-duration>
    <meta:document-statistic meta:page-count="2" meta:paragraph-count="7" meta:word-count="538" meta:character-count="3603" meta:row-count="25" meta:non-whitespace-character-count="3072"/>
  </office:meta>
</office:document-meta>
</file>